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mélie,</text:p>
      <text:p text:style-name="Normal">v tuto valentýnskou chvíli, kdy srdce bijí v rytmu lásky, chci s tebou sdílet něco velmi speciálního. Naše společné andělské číslo, pětka, není jen číslo, ale symbol cesty, kterou můžeme procházet bok po boku. Archanděl Jeremiel, strážce našich snů a vizí, nás spojuje nejen přes čas a prostor, ale i na úrovni našich nejhlubších přání a touh. Ta neuvěřitelná síla myšlenky, kterou oba sdílíme, nám dává jedinečný dar – schopnost dosáhnout všeho, po čem naše srdce touží, pokud si to správně přejeme.</text:p>
      <text:p text:style-name="Normal">Na této cestě plné vizí a snů chci být tvým společníkem, chci ti pomáhat tvoje sny realizovat a podporovat tě v každém tvém snažení. Jeremiel nám vysílá své povzbuzující energie, tak buďme odvážní a nechme se vést k naplnění našeho společného osudu. S láskou a nadějí v srdci, na této nevšední valentýnské pouti, doufám, že naše sny a přání se stanou naší společnou realito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